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9a9d0" officeooo:paragraph-rsid="0019a9d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9a9d0" officeooo:paragraph-rsid="0019a9d0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c310d" officeooo:paragraph-rsid="001c310d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bold" officeooo:rsid="001c310d" officeooo:paragraph-rsid="001c310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officeooo:rsid="0019a9d0"/>
    </style:style>
    <style:style style:name="T2" style:family="text">
      <style:text-properties officeooo:rsid="001a1255"/>
    </style:style>
    <style:style style:name="T3" style:family="text">
      <style:text-properties officeooo:rsid="001b88f3"/>
    </style:style>
    <style:style style:name="T4" style:family="text">
      <style:text-properties officeooo:rsid="001c49e7"/>
    </style:style>
    <style:style style:name="T5" style:family="text">
      <style:text-properties officeooo:rsid="001cb830"/>
    </style:style>
    <style:style style:name="T6" style:family="text">
      <style:text-properties fo:color="#c9211e" loext:opacity="100%"/>
    </style:style>
    <style:style style:name="gr1" style:family="graphic">
      <style:graphic-properties draw:stroke="none" svg:stroke-width="0.051cm" svg:stroke-color="#000000" draw:fill="none" draw:fill-color="#ffffff" fo:min-height="4.8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51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051cm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051cm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051cm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51cm" svg:stroke-color="#000000" draw:fill="none" draw:textarea-horizontal-align="justify" draw:textarea-vertical-align="middle" draw:auto-grow-height="false" fo:min-height="0.459cm" fo:min-width="4.3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1cm" svg:stroke-color="#000000" draw:fill="none" draw:textarea-horizontal-align="justify" draw:textarea-vertical-align="middle" draw:auto-grow-height="false" fo:min-height="0.501cm" fo:min-width="4.3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1.342cm" fo:min-width="4.3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51cm" svg:stroke-color="#000000" draw:marker-end="Arrow" draw:marker-end-width="0.176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51cm" svg:stroke-color="#000000" draw:fill="none" draw:textarea-horizontal-align="justify" draw:textarea-vertical-align="middle" draw:auto-grow-height="false" fo:min-height="0.439cm" fo:min-width="1.86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51cm" svg:stroke-color="#000000" draw:fill="none" draw:textarea-horizontal-align="justify" draw:textarea-vertical-align="middle" draw:auto-grow-height="false" fo:min-height="0.369cm" fo:min-width="3.4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51cm" svg:stroke-color="#000000" draw:fill="none" draw:textarea-horizontal-align="justify" draw:textarea-vertical-align="middle" draw:auto-grow-height="false" fo:min-height="0.439cm" fo:min-width="0.8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51cm" svg:stroke-color="#000000" draw:fill="none" draw:textarea-horizontal-align="justify" draw:textarea-vertical-align="middle" draw:auto-grow-height="false" fo:min-height="0.377cm" fo:min-width="1.68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51cm" svg:stroke-color="#000000" draw:fill="none" draw:textarea-horizontal-align="justify" draw:textarea-vertical-align="middle" draw:auto-grow-height="false" fo:min-height="0.356cm" fo:min-width="2.29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051cm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width="0.05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width="0.05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width="0.051cm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width="0.051cm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width="0.051cm" svg:stroke-color="#000000" draw:fill="none" draw:fill-color="#ffffff" fo:min-height="3.1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2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0.529cm" fo:min-width="5.0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51cm" svg:stroke-color="#000000" draw:marker-start-width="0.429cm" draw:marker-end-width="0.429cm" draw:fill="none" draw:textarea-horizontal-align="justify" draw:textarea-vertical-align="middle" draw:auto-grow-height="false" fo:min-height="0.937cm" fo:min-width="5.0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101cm" svg:stroke-color="#b9ddfb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cm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s excepcións sinalan erros ás situacións p</text:span><text:span text:style-name="T4">o</text:span><text:span text:style-name="T1">uco habituais na execución dun programa. Por exemplo:</text:span></text:p>
      <text:p text:style-name="P1"><text:tab/><text:span text:style-name="T1">int numero1, <text:s/>numero2;</text:span></text:p>
      <text:p text:style-name="P1"><text:tab/><text:span text:style-name="T1">int resultado = numero1/numero2;</text:span></text:p>
      <text:p text:style-name="P1"/>
      <text:p text:style-name="P1"><draw:frame text:anchor-type="paragraph" draw:z-index="3" draw:name="Marco de texto 1" draw:style-name="gr28" draw:text-style-name="P10" svg:width="5.028cm" svg:height="1.463cm" svg:x="4.399cm" svg:y="0.175cm"><draw:text-box><text:p>6/0 = infinito</text:p><text:p><text:tab/>arithmetic exception</text:p></draw:text-box></draw:frame><text:tab/><text:span text:style-name="T1">numero1 = 6;</text:span></text:p>
      <text:p text:style-name="P1"><text:tab/><text:span text:style-name="T1">numero2 = 0;</text:span></text:p>
      <text:p text:style-name="P1"><draw:path text:anchor-type="paragraph" draw:z-index="4" draw:name="Curva de Bézier 1" draw:style-name="gr27" draw:text-style-name="P9" svg:width="7.121cm" svg:height="1.692cm" draw:transform="rotate (-0.41242130224626) translate (1.51654698665879cm -1.17203175585126cm)" svg:viewBox="0 0 7122 1693" svg:d="M0 1693c297-8 598-73 867-200 244-115 506-103 765-181 238-71 502-53 738-143 305-118 622-246 951-260 319-15 575-170 893-193 237-18 462-133 694-192 251-64 497-175 757-198 254-23 470-162 722-181 241-19 479-83 717-137l18-8"><text:p/></draw:path><draw:path text:anchor-type="paragraph" draw:z-index="2" draw:name="Curva de Bézier 2" draw:style-name="gr27" draw:text-style-name="P11" svg:width="9.915cm" svg:height="1.43cm" draw:transform="rotate (-3.14159265358979) translate (11.1404334956967cm 1.66419475377916cm)" svg:viewBox="0 0 9916 1431" svg:d="M0 1425c266 38 517-120 776-83 254 36 458-57 697-104 325-65 633-160 960-189 356-33 670-180 1023-169 453 15 896-220 1350-104 410 105 738-119 1123-127 278-6 552-73 818-145 272-75 544-93 817-106 278-14 544-65 819-105 248-36 490-83 735-104 260-22 499-144 756-189h42"><text:p/></draw:path></text:p>
      <text:p text:style-name="P1"><text:tab/><text:span text:style-name="T1">if (numero2==0){system.out.println("no dividir entre </text:span><text:span text:style-name="T5">0</text:span><text:span text:style-name="T1">")</text:span></text:p>
      <text:p text:style-name="P2"><text:tab/>else{ numero1/numero2 }</text:p>
      <text:p text:style-name="P2"/>
      <text:p text:style-name="P2"><text:tab/><text:span text:style-name="T2">Utilizando as excepcións escribimos </text:span><text:span text:style-name="T3">o programa sen ter en conta as situacións excepcionais, e despois, escribimos o código que se executaría se se produce a excepción.</text:span></text:p>
      <text:p text:style-name="P2"/>
      <text:p text:style-name="P4"><draw:custom-shape text:anchor-type="paragraph" draw:z-index="5" draw:name="Forma 1" draw:style-name="gr26" draw:text-style-name="P8" svg:width="5.008cm" svg:height="0.937cm" svg:x="1.173cm" svg:y="0.025cm"><text:p/><draw:enhanced-geometry svg:viewBox="0 0 21600 21600" draw:type="rectangle" draw:enhanced-path="M 0 0 L 21600 0 21600 21600 0 21600 0 0 Z N"/></draw:custom-shape><draw:frame text:anchor-type="paragraph" draw:z-index="7" draw:name="Marco de texto 2" draw:style-name="gr24" draw:text-style-name="P6" svg:width="3.216cm" svg:height="0.976cm" svg:x="-2.043cm" svg:y="0.108cm"><draw:text-box><text:p>(<text:span text:style-name="T6">bloque intento)</text:span>try </text:p><text:p/></draw:text-box></draw:frame><draw:frame text:anchor-type="paragraph" draw:z-index="9" draw:name="Marco de texto 4" draw:style-name="gr22" draw:text-style-name="P6" svg:width="10.422cm" svg:height="2.035cm" svg:x="7.564cm" svg:y="0.229cm"><draw:text-box><text:p>Se existe a excepcion</text:p><text:p/><text:p><text:tab/>Entre un bloque e outro non pode haber ningunha</text:p><text:p><text:tab/>instrución</text:p></draw:text-box></draw:frame><draw:path text:anchor-type="paragraph" draw:z-index="10" draw:name="Curva de Bézier 3" draw:style-name="gr21" draw:text-style-name="P9" svg:width="0.655cm" svg:height="0.963cm" draw:transform="rotate (-0.217642557723693) translate (6.58795118038153cm 0.22211540230173cm)" svg:viewBox="0 0 656 964" svg:d="M0 7c217-24 483 4 612 219 138 231-77 467-244 596l-176 142"><text:p/></draw:path><draw:path text:anchor-type="paragraph" draw:z-index="11" draw:name="Curva de Bézier 4" draw:style-name="gr21" draw:text-style-name="P9" svg:width="0.711cm" svg:height="1.256cm" draw:transform="rotate (-0.217642557723693) translate (6.66949705437497cm 0.117969495933655cm)" svg:viewBox="0 0 712 1257" svg:d="M0 9c211-34 477 21 577 248 81 185 181 400 111 601-83 241-371 226-543 369l-35 30"><text:p/></draw:path><text:tab/>int resultado = num1/num2;</text:p>
      <text:p text:style-name="P4"><draw:custom-shape text:anchor-type="paragraph" draw:z-index="6" draw:name="Forma 2" draw:style-name="gr25" draw:text-style-name="P8" svg:width="5.008cm" svg:height="0.53cm" svg:x="1.173cm" svg:y="0.474cm"><text:p/><draw:enhanced-geometry svg:viewBox="0 0 21600 21600" draw:type="rectangle" draw:enhanced-path="M 0 0 L 21600 0 21600 21600 0 21600 0 0 Z N"/></draw:custom-shape><draw:frame text:anchor-type="paragraph" draw:z-index="8" draw:name="Marco de texto 3" draw:style-name="gr23" draw:text-style-name="P6" svg:width="3.174cm" svg:height="0.632cm" svg:x="-2cm" svg:y="0.372cm"><draw:text-box><text:p><text:span text:style-name="T6">(excepcions)</text:span>catch</text:p></draw:text-box></draw:frame><text:tab/>sout (resultado);</text:p>
      <text:p text:style-name="P4"><draw:path text:anchor-type="paragraph" draw:z-index="12" draw:name="Curva de Bézier 5" draw:style-name="gr21" draw:text-style-name="P9" svg:width="0.265cm" svg:height="0.505cm" draw:transform="rotate (-2.48587245361552) translate (6.86085287567519cm 0.446779483023529cm)" svg:viewBox="0 0 266 506" svg:d="M0 450c423 234 246-334 115-450"><text:p/></draw:path><text:tab/>sout ("non dividir entre 0");</text:p>
      <text:p text:style-name="P4"/>
      <text:p text:style-name="P4"/>
      <text:p text:style-name="P4"><text:tab/>Utilizando este mecanismo, separamos a lóxica do programa e as instruccións de control de erros. Facendo a aplicación máis robusta e lexible.</text:p>
      <text:p text:style-name="P4"/>
      <text:p text:style-name="P4"><draw:frame text:anchor-type="paragraph" draw:z-index="13" draw:name="Marco de texto 5" draw:style-name="gr20" draw:text-style-name="P6" svg:width="9.159cm" svg:height="3.197cm" svg:x="7.625cm" svg:y="0.28cm"><draw:text-box><text:p>Asteristicos = se executa, pero non todo bloque</text:p><text:p>sen excepcións→ 1,2,3,4</text:p><text:p>excepcion no bloque 2 → 1,2*,3,4</text:p><text:p>Excepcion no bloque 1 → 1*</text:p></draw:text-box></draw:frame>Como funcionaria esto?</text:p>
      <text:p text:style-name="P4">//bloque 1</text:p>
      <text:p text:style-name="P4">try{</text:p>
      <text:p text:style-name="P4"><text:tab/>//bloque 2</text:p>
      <text:p text:style-name="P4">}</text:p>
      <text:p text:style-name="P4">catch(excepcion ex){</text:p>
      <text:p text:style-name="P4"><text:tab/>//bloque 3</text:p>
      <text:p text:style-name="P4">}</text:p>
      <text:p text:style-name="P4"><draw:frame text:anchor-type="paragraph" draw:z-index="18" draw:name="Marco de texto 10" draw:style-name="gr15" draw:text-style-name="P6" svg:width="2.056cm" svg:height="2.924cm" svg:x="16.944cm" svg:y="0.233cm"><draw:text-box><text:p>Excerpcion en tempo de execucion</text:p></draw:text-box></draw:frame>//bloque 4</text:p>
      <text:p text:style-name="P4"/>
      <text:p text:style-name="P4"><text:tab/>As excepcións son obxetos que nos informan da situación excepcional</text:p>
      <text:p text:style-name="P4">try{</text:p>
      <text:p text:style-name="P4"><draw:frame text:anchor-type="paragraph" draw:z-index="16" draw:name="Marco de texto 8" draw:style-name="gr17" draw:text-style-name="P6" svg:width="8.591cm" svg:height="1.463cm" svg:x="10.067cm" svg:y="0.243cm"><draw:text-box><text:p>sempre o try/catch<text:tab/><text:tab/> opcional</text:p><text:p>IO Exception<text:tab/><text:tab/><text:tab/>RuntimeException</text:p></draw:text-box></draw:frame><draw:frame text:anchor-type="paragraph" draw:z-index="17" draw:name="Marco de texto 9" draw:style-name="gr16" draw:text-style-name="P6" svg:width="1.588cm" svg:height="1.95cm" svg:x="8.133cm" svg:y="0.083cm"><draw:text-box><text:p>Erro entrada e saida</text:p></draw:text-box></draw:frame>//codigo <text:s/>que puede causar excepcion</text:p>
      <text:p text:style-name="P4"><draw:custom-shape text:anchor-type="paragraph" draw:z-index="19" draw:name="Forma 3" draw:style-name="gr14" draw:text-style-name="P8" svg:width="2.341cm" svg:height="0.406cm" svg:x="10.067cm" svg:y="0.303cm"><text:p/><draw:enhanced-geometry svg:viewBox="0 0 21600 21600" draw:type="rectangle" draw:enhanced-path="M 0 0 L 21600 0 21600 21600 0 21600 0 0 Z N"/></draw:custom-shape><draw:custom-shape text:anchor-type="paragraph" draw:z-index="22" draw:name="Forma 6" draw:style-name="gr11" draw:text-style-name="P8" svg:width="3.5cm" svg:height="0.419cm" svg:x="14.952cm" svg:y="0.303cm"><text:p/><draw:enhanced-geometry svg:viewBox="0 0 21600 21600" draw:type="rectangle" draw:enhanced-path="M 0 0 L 21600 0 21600 21600 0 21600 0 0 Z N"/></draw:custom-shape>}</text:p>
      <text:p text:style-name="P4"><draw:line text:anchor-type="paragraph" draw:z-index="26" draw:name="Línea 3" draw:style-name="gr9" draw:text-style-name="P7" svg:x1="12.448cm" svg:y1="0.548cm" svg:x2="12.143cm" svg:y2="0.222cm"><text:p/></draw:line><draw:line text:anchor-type="paragraph" draw:z-index="27" draw:name="Línea 4" draw:style-name="gr9" draw:text-style-name="P7" svg:x1="13.365cm" svg:y1="0.549cm" svg:x2="14.953cm" svg:y2="0.235cm"><text:p/></draw:line>catch <text:s/>(tipo excepcion){</text:p>
      <text:p text:style-name="P4"><draw:frame text:anchor-type="paragraph" draw:z-index="14" draw:name="Marco de texto 6" draw:style-name="gr19" draw:text-style-name="P6" svg:width="1.059cm" svg:height="0.489cm" svg:x="9.495cm" svg:y="0.083cm"><draw:text-box><text:p>Error</text:p></draw:text-box></draw:frame><draw:frame text:anchor-type="paragraph" draw:z-index="15" draw:name="Marco de texto 7" draw:style-name="gr18" draw:text-style-name="P6" svg:width="2.361cm" svg:height="0.551cm" svg:x="12.285cm" svg:y="0.062cm"><draw:text-box><text:p>Exception</text:p></draw:text-box></draw:frame><draw:custom-shape text:anchor-type="paragraph" draw:z-index="20" draw:name="Forma 4" draw:style-name="gr13" draw:text-style-name="P8" svg:width="1.731cm" svg:height="0.428cm" svg:x="12.285cm" svg:y="0.062cm"><text:p/><draw:enhanced-geometry svg:viewBox="0 0 21600 21600" draw:type="rectangle" draw:enhanced-path="M 0 0 L 21600 0 21600 21600 0 21600 0 0 Z N"/></draw:custom-shape><draw:custom-shape text:anchor-type="paragraph" draw:z-index="21" draw:name="Forma 5" draw:style-name="gr12" draw:text-style-name="P8" svg:width="0.92cm" svg:height="0.489cm" svg:x="9.495cm" svg:y="0.083cm"><text:p/><draw:enhanced-geometry svg:viewBox="0 0 21600 21600" draw:type="rectangle" draw:enhanced-path="M 0 0 L 21600 0 21600 21600 0 21600 0 0 Z N"/></draw:custom-shape><text:tab/>//tratamos a excepcionais}</text:p>
      <text:p text:style-name="P4"><draw:custom-shape text:anchor-type="paragraph" draw:z-index="23" draw:name="Forma 7" draw:style-name="gr10" draw:text-style-name="P8" svg:width="1.915cm" svg:height="0.489cm" svg:x="7.869cm" svg:y="0.45cm"><text:p/><draw:enhanced-geometry svg:viewBox="0 0 21600 21600" draw:type="rectangle" draw:enhanced-path="M 0 0 L 21600 0 21600 21600 0 21600 0 0 Z N"/></draw:custom-shape><draw:line text:anchor-type="paragraph" draw:z-index="24" draw:name="Línea 1" draw:style-name="gr9" draw:text-style-name="P7" svg:x1="9.132cm" svg:y1="0.35cm" svg:x2="9.495cm" svg:y2="0.085cm"><text:p/></draw:line><draw:line text:anchor-type="paragraph" draw:z-index="25" draw:name="Línea 2" draw:style-name="gr9" draw:text-style-name="P7" svg:x1="9.783cm" svg:y1="0.45cm" svg:x2="12.286cm" svg:y2="0.002cm"><text:p/></draw:line></text:p>
      <text:p text:style-name="P4"><text:tab/>A superclase de todalas excepcións é a Throwable . Un try (excepcion) pode levar varios catch encadenados. Cando ocorre a excepción o compilador vai buscar o catch relativo á situación excepcional, se non o encontra, rompe o programa. </text:p>
      <text:p text:style-name="P4"/>
      <text:p text:style-name="P4"><text:tab/>Cando se <text:s/>lanza unha excepción, as instrucións seguintes dentro do bloque try, non se executan, esto pode dar lugar a que deixemos ao sistema nun estado non desexado. Por exemplo, que os ficheiros queden abertos. Para resolver esto, java proporciona un bloque finally que se executa sempre, tanto se lanzase a excepción ou non.</text:p>
      <text:p text:style-name="P4"><draw:custom-shape text:anchor-type="paragraph" draw:z-index="28" draw:name="Forma 8" draw:style-name="gr8" draw:text-style-name="P8" svg:width="4.375cm" svg:height="1.343cm" svg:x="1.154cm" svg:y="0.099cm"><text:p/><draw:enhanced-geometry svg:viewBox="0 0 21600 21600" draw:type="rectangle" draw:enhanced-path="M 0 0 L 21600 0 21600 21600 0 21600 0 0 Z N"/></draw:custom-shape><draw:frame text:anchor-type="paragraph" draw:z-index="31" draw:name="Marco de texto 11" draw:style-name="gr5" draw:text-style-name="P6" svg:width="2.199cm" svg:height="0.611cm" svg:x="-0.699cm" svg:y="0.342cm"><draw:text-box><text:p>try</text:p></draw:text-box></draw:frame><draw:path text:anchor-type="paragraph" draw:z-index="34" draw:name="Curva de Bézier 6" draw:style-name="gr2" draw:text-style-name="P7" svg:width="1.159cm" svg:height="1.48cm" draw:transform="rotate (0.105417886820457) translate (5.15001639261068cm 0.271433693074713cm)" svg:viewBox="0 0 1160 1481" svg:d="M216 12c213-53 395 84 602 105 244 25 380 313 333 526-54 245-280 414-468 565-174 139-394 325-643 260l-40-4"><text:p/></draw:path><text:tab/>resultado = num1/num2</text:p>
      <text:p text:style-name="P4"><text:tab/>sout(...)</text:p>
      <text:p text:style-name="P4"><draw:line text:anchor-type="paragraph" draw:z-index="0" draw:name="Línea 5" draw:style-name="gr29" draw:text-style-name="P7" svg:x1="1.194cm" svg:y1="0.062cm" svg:x2="3.757cm" svg:y2="0.427cm"><text:p/></draw:line><draw:line text:anchor-type="paragraph" draw:z-index="1" draw:name="Línea 6" draw:style-name="gr29" draw:text-style-name="P7" svg:x1="4.022cm" svg:y1="0.062cm" svg:x2="1.194cm" svg:y2="0.427cm"><text:p/></draw:line><draw:custom-shape text:anchor-type="paragraph" draw:z-index="29" draw:name="Forma 9" draw:style-name="gr7" draw:text-style-name="P8" svg:width="4.375cm" svg:height="0.551cm" svg:x="1.154cm" svg:y="0.467cm"><text:p/><draw:enhanced-geometry svg:viewBox="0 0 21600 21600" draw:type="rectangle" draw:enhanced-path="M 0 0 L 21600 0 21600 21600 0 21600 0 0 Z N"/></draw:custom-shape><draw:frame text:anchor-type="paragraph" draw:z-index="32" draw:name="Marco de texto 12" draw:style-name="gr4" draw:text-style-name="P6" svg:width="2.32cm" svg:height="0.489cm" svg:x="-0.637cm" svg:y="0.467cm"><draw:text-box><text:p>catch</text:p></draw:text-box></draw:frame><text:tab/>ficheiro.close()</text:p>
      <text:p text:style-name="P4"><draw:polyline text:anchor-type="paragraph" draw:z-index="35" draw:name="Línea poligonal con 4 vértices 1" draw:style-name="gr2" draw:text-style-name="P7" svg:width="0.237cm" svg:height="0.282cm" draw:transform="rotate (-2.5558601566205) translate (5.43457231458885cm 0.308954755939922cm)" svg:viewBox="0 0 238 283" draw:points="0,271 238,283 146,51 108,0"><text:p/></draw:polyline><draw:path text:anchor-type="paragraph" draw:z-index="36" draw:name="Curva de Bézier 7" draw:style-name="gr2" draw:text-style-name="P7" svg:width="5.197cm" svg:height="1.296cm" draw:transform="rotate (0.114842664781227) translate (-1.03550962479064cm 0.513604922717085cm)" svg:viewBox="0 0 5198 1297" svg:d="M4060 1285c204-2 411 21 615 9 238-14 374-254 482-456 157-293-181-382-339-428-209-63-426-97-644-115-222-17-447-52-666-77-224-26-248 12-469-13-201-24-473-5-672-37-202-34-609-63-812-74-206-12-280-66-485-56-212 9-465-47-672-37-198 9-597 235-279 460 204 144 382 353 628 420 214 59 410 161 633 198 214 35 428 72 646 94 221 22 444 30 670 36 267 8 535 30 800-11 232-33 468 8 701-20 209-26 422-28 632 11l41 5"><text:p/></draw:path></text:p>
      <text:p text:style-name="P4"><draw:custom-shape text:anchor-type="paragraph" draw:z-index="30" draw:name="Forma 10" draw:style-name="gr6" draw:text-style-name="P8" svg:width="4.375cm" svg:height="0.509cm" svg:x="1.154cm" svg:y="0.044cm"><text:p/><draw:enhanced-geometry svg:viewBox="0 0 21600 21600" draw:type="rectangle" draw:enhanced-path="M 0 0 L 21600 0 21600 21600 0 21600 0 0 Z N"/></draw:custom-shape><draw:frame text:anchor-type="paragraph" draw:z-index="33" draw:name="Marco de texto 13" draw:style-name="gr3" draw:text-style-name="P6" svg:width="1.791cm" svg:height="0.509cm" svg:x="-0.637cm" svg:y="0.044cm"><draw:text-box><text:p>finally</text:p></draw:text-box></draw:frame><text:tab/>ficheiro.close()</text:p>
      <text:p text:style-name="P4"><draw:frame text:anchor-type="paragraph" draw:z-index="37" draw:name="Marco de texto 14" draw:style-name="gr1" draw:text-style-name="P6" svg:width="10.279cm" svg:height="4.825cm" svg:x="7.177cm" svg:y="0.106cm"><draw:text-box><text:p>sen excepcion → 1,2,4,5</text:p><text:p/><text:p>excepcion Arithmetic → 1,2*,3,4,5</text:p><text:p/><text:p>excepcion tipo distinto → 1,2*,4</text:p></draw:text-box></draw:frame><text:soft-page-break/>//bloque 1</text:p>
      <text:p text:style-name="P4">try{</text:p>
      <text:p text:style-name="P4"><text:tab/>bloque 2</text:p>
      <text:p text:style-name="P4">}catch(ArithmeticException ex){</text:p>
      <text:p text:style-name="P4"><text:tab/>bloque 3</text:p>
      <text:p text:style-name="P4">}</text:p>
      <text:p text:style-name="P4">finally{</text:p>
      <text:p text:style-name="P4"><text:tab/>bloque 4</text:p>
      <text:p text:style-name="P4">}</text:p>
      <text:p text:style-name="P4">//bloque 5</text:p>
      <text:p text:style-name="P4"/>
      <text:p text:style-name="P5">Propagar excepcións</text:p>
      <text:p text:style-name="P4"><text:tab/>Pode ser que non nos interese capturar a excepción no método entón, a propagamos. Propagase ata o método ca chamou. Se este non a trata, vai subir ata o main e se aquí non se captura rompese o programa.</text:p>
      <text:p text:style-name="P4"><text:tab/>Para propagar unha excepción utilizamos a palabra throw seguida do obxeto excepcional. </text:p>
      <text:p text:style-name="P4">if (denominador == 0){</text:p>
      <text:p text:style-name="P4"><text:tab/>throw new ArithmeticException("informacion do erro");</text:p>
      <text:p text:style-name="P4">}</text:p>
      <text:p text:style-name="P4">Para indicar que o metodo non ha vai tratar:</text:p>
      <text:p text:style-name="P4"><text:tab/>public void metodo throws tipoException1, tipoException2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9T10:16:40.859982286</meta:creation-date>
    <dc:date>2023-01-09T17:20:55.758000000</dc:date>
    <meta:editing-duration>PT37M9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51" meta:word-count="325" meta:character-count="2109" meta:non-whitespace-character-count="1800"/>
  </office:meta>
</office:document-meta>
</file>